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Telugu UI" svg:font-family="'Noto Sans Telugu UI'" style:font-family-generic="swiss" style:font-pitch="variable"/>
    <style:font-face style:name="Noto Sans Telugu UI Light" svg:font-family="'Noto Sans Telugu UI Light'" style:font-family-generic="swiss" style:font-pitch="variable"/>
    <style:font-face style:name="PT Sans" svg:font-family="'PT Sans'" style:font-family-generic="swiss" style:font-pitch="variable"/>
  </office:font-face-decls>
  <office:automatic-styles>
    <style:style style:name="P1" style:family="paragraph" style:parent-style-name="Standard">
      <style:text-properties style:font-name="Noto Sans Telugu UI Light" fo:font-size="42pt" style:font-size-asian="36.75pt" style:font-name-complex="Noto Sans Telugu UI Light" style:font-size-complex="42pt"/>
    </style:style>
    <style:style style:name="T1" style:family="text">
      <style:text-properties style:font-name-complex="Noto Sans Telugu UI"/>
    </style:style>
    <style:style style:name="T2" style:family="text">
      <style:text-properties fo:font-size="20pt" officeooo:rsid="0017cd13" style:font-size-asian="20pt" style:font-size-complex="20pt"/>
    </style:style>
    <style:style style:name="T3" style:family="text">
      <style:text-properties fo:font-size="20pt" officeooo:rsid="001adb5f" style:font-size-asian="20pt" style:font-size-complex="20pt"/>
    </style:style>
    <style:style style:name="T4" style:family="text">
      <style:text-properties style:font-name="PT Sans" fo:font-size="20pt" officeooo:rsid="0017cd13" style:font-size-asian="20pt" style:font-name-complex="Noto Sans Telugu UI" style:font-size-complex="20pt"/>
    </style:style>
    <style:style style:name="T5" style:family="text">
      <style:text-properties style:font-name="PT Sans" fo:font-size="20pt" officeooo:rsid="0017cd13" style:font-size-asian="20pt" style:font-size-complex="20pt"/>
    </style:style>
    <style:style style:name="T6" style:family="text">
      <style:text-properties style:font-name="PT Sans" fo:font-size="20pt" officeooo:rsid="001adb5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ఀ <text:s/>ఄ <text:s/>కఀ <text:s/>కఄ <text:s text:c="2"/><text:span text:style-name="T5">TeluguUI-</text:span><text:span text:style-name="T6">Light</text:span><text:span text:style-name="T5"> 2.00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Telugu UI" svg:font-family="'Noto Sans Telugu UI'" style:font-family-generic="swiss" style:font-pitch="variable"/>
    <style:font-face style:name="Noto Sans Telugu UI Light" svg:font-family="'Noto Sans Telugu UI Light'" style:font-family-generic="swiss" style:font-pitch="variable"/>
    <style:font-face style:name="PT Sans" svg:font-family="'P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6T20:23:57.334000000</meta:creation-date>
    <dc:date>2022-07-06T20:29:13.326000000</dc:date>
    <meta:editing-duration>PT3M52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" meta:word-count="6" meta:character-count="33" meta:non-whitespace-character-count="23"/>
  </office:meta>
</office:document-meta>
</file>